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5cm" fo:min-width="16.9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45cm" fo:min-width="9.15cm" style:writing-mode="lr-tb" loext:decorative="false"/>
      <style:paragraph-properties style:writing-mode="lr-tb"/>
    </style:style>
    <style:style style:name="gr3" style:family="graphic">
      <style:graphic-properties style:writing-mode="lr-tb" loext:decorative="false"/>
    </style:style>
    <style:style style:name="gr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476cm" fo:min-width="6.9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552cm" fo:min-width="8.2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2">
      <style:graphic-properties draw:stroke="dash" draw:stroke-dash="Long_20_Dash" svg:stroke-width="0.053cm" svg:stroke-color="#000000" draw:marker-start="Navigation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14" style:family="graphic" style:parent-style-name="standard" style:list-style-name="L2">
      <style:graphic-properties draw:stroke="dash" draw:stroke-dash="Long_20_Dash" svg:stroke-width="0.053cm" svg:stroke-color="#000000" draw:marker-start="Navigation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5" style:family="graphic" style:parent-style-name="standard">
      <style:graphic-properties draw:textarea-horizontal-align="justify" draw:textarea-vertical-align="middle" draw:auto-grow-height="false" fo:min-height="0.427cm" fo:min-width="5.909cm" style:writing-mode="lr-tb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5.6cm" fo:min-width="0cm" loext:decorative="false"/>
    </style:style>
    <style:style style:name="gr1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2">
      <style:graphic-properties draw:stroke="dash" draw:stroke-dash="Long_20_Dash" svg:stroke-width="0.053cm" svg:stroke-color="#000000" draw:marker-start="Navigation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0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21.948cm" fo:min-width="18.448cm" fo:padding-top="0.151cm" fo:padding-bottom="0.151cm" fo:padding-left="0.276cm" fo:padding-right="0.276cm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none" loext:tab-stop-distance="0cm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text-properties fo:font-size="12pt" style:font-size-asian="12pt" style:font-size-complex="12pt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4cm" svg:height="0.7cm" svg:x="1.9cm" svg:y="1.55cm">
          <text:p text:style-name="P1">Application Lay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65cm" svg:height="0.7cm" svg:x="1.85cm" svg:y="5.25cm">
          <text:p text:style-name="P1">Middle-ware Layer</text:p>
          <draw:enhanced-geometry svg:viewBox="0 0 21600 21600" draw:type="rectangle" draw:enhanced-path="M 0 0 L 21600 0 21600 21600 0 21600 0 0 Z N"/>
        </draw:custom-shape>
        <draw:g draw:style-name="gr3" xml:id="id3" draw:id="id3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glue-point draw:id="18" svg:x="3.876cm" svg:y="3.406cm"/>
          <draw:glue-point draw:id="19" svg:x="-5cm" svg:y="-2.475cm"/>
          <draw:glue-point draw:id="20" svg:x="-5cm" svg:y="-1.101cm"/>
          <draw:glue-point draw:id="21" svg:x="5.04cm" svg:y="-1.713cm"/>
          <draw:glue-point draw:id="22" svg:x="5.036cm" svg:y="-2.266cm"/>
          <draw:glue-point draw:id="23" svg:x="5.036cm" svg:y="-1.049cm"/>
          <draw:glue-point draw:id="24" svg:x="5.036cm" svg:y="-2.266cm"/>
          <draw:custom-shape draw:style-name="gr4" draw:text-style-name="P4" draw:layer="layout" svg:width="7.45cm" svg:height="1.153cm" svg:x="3.15cm" svg:y="15.839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3"><text:span text:style-name="T1">&lt;&lt;module&gt;&gt;</text:span></text:p>
            <text:p text:style-name="P3"><text:span text:style-name="T1">gpio_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7.45cm" svg:height="0.685cm" svg:x="3.15cm" svg:y="16.992cm">
            <text:p text:style-name="P5"><text:span text:style-name="T2">GPIO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7.45cm" svg:height="1.387cm" svg:x="3.15cm" svg:y="17.677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7"><text:span text:style-name="T2">+ set_led_on(led_name:str)</text:span></text:p>
            <text:p text:style-name="P7"><text:span text:style-name="T2">+ set_led_off(led_name:str)</text:span></text:p>
            <text:p text:style-name="P7"><text:span text:style-name="T2">+ get_led_state(led_name:str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3" xml:id="id2" draw:id="id2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glue-point draw:id="18" svg:x="0.112cm" svg:y="-1.306cm"/>
          <draw:glue-point draw:id="19" svg:x="-1.011cm" svg:y="-2.499cm"/>
          <draw:glue-point draw:id="20" svg:x="-5.03cm" svg:y="-1.688cm"/>
          <draw:glue-point draw:id="21" svg:x="-5.03cm" svg:y="-2.784cm"/>
          <draw:glue-point draw:id="22" svg:x="-5cm" svg:y="-0.947cm"/>
          <draw:custom-shape draw:style-name="gr7" draw:text-style-name="P4" draw:layer="layout" svg:width="8.75cm" svg:height="1.153cm" svg:x="1.75cm" svg:y="8.125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3"><text:span text:style-name="T1">&lt;&lt;module&gt;&gt;</text:span></text:p>
            <text:p text:style-name="P3"><text:span text:style-name="T1">led_contr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8.75cm" svg:height="0.761cm" svg:x="1.75cm" svg:y="9.278cm">
            <text:p text:style-name="P5"><text:span text:style-name="T2">+ LEDContr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draw:layer="layout" svg:width="8.75cm" svg:height="3.357cm" svg:x="1.75cm" svg:y="10.03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7"><text:span text:style-name="T2">+ turn_on_led(led_name:str)</text:span></text:p>
            <text:p text:style-name="P7"><text:span text:style-name="T2">+ turn_off_led(led_name:str)</text:span></text:p>
            <text:p text:style-name="P7"><text:span text:style-name="T2">+ turn_off_all_leds()</text:span></text:p>
            <text:p text:style-name="P7"><text:span text:style-name="T2">+ turn_off_all_leds()</text:span></text:p>
            <text:p text:style-name="P7"><text:span text:style-name="T2">+ get_led_state(led_name:str): bool</text:span></text:p>
            <text:p text:style-name="P8"><text:span text:style-name="T2">+ oneshot_on_led(led_name:str)</text:span></text:p>
            <text:p text:style-name="P7"><text:span text:style-name="T2">+ control_blinking_led( led_name:str, cycle_time:int)</text:span></text:p>
            <text:p text:style-name="P7"><text:span text:style-name="T2">- stop_blink(led_name:str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3" xml:id="id1" draw:id="id1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10" draw:text-style-name="P10" draw:layer="layout" svg:width="6cm" svg:height="1.153cm" svg:x="2.15cm" svg:y="2.6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9"><text:span text:style-name="T1">oradio_control.py</text:span></text:p>
            <text:p text:style-name="P9"><text:span text:style-name="T1">&lt;&lt;module&gt;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2" draw:layer="layout" svg:width="6cm" svg:height="0.679cm" svg:x="2.15cm" svg:y="3.753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11"><text:span text:style-name="T1">+ execute(): voi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draw:layer="layout" svg:width="17.4cm" svg:height="0.7cm" svg:x="1.85cm" svg:y="21.5cm">
          <text:p text:style-name="P1">Hardware Abstraction Layer</text:p>
          <draw:enhanced-geometry svg:viewBox="0 0 21600 21600" draw:type="rectangle" draw:enhanced-path="M 0 0 L 21600 0 21600 21600 0 21600 0 0 Z N"/>
        </draw:custom-shape>
        <draw:connector draw:style-name="gr12" draw:text-style-name="P13" draw:layer="layout" draw:line-skew="0.722cm" svg:x1="3.35cm" svg:y1="4.432cm" svg:x2="2.239cm" svg:y2="8.126cm" draw:start-shape="id1" draw:start-glue-point="4" draw:end-shape="id2" draw:end-glue-point="4" svg:d="M3350 4432v2568h-1111v1126" svg:viewBox="0 0 1112 3695">
          <text:p/>
        </draw:connector>
        <draw:frame draw:style-name="gr13" draw:text-style-name="P14" draw:layer="layout" svg:width="2.75cm" svg:height="0.75cm" svg:x="3.25cm" svg:y="6.75cm">
          <draw:text-box>
            <text:p><text:span text:style-name="T3">&lt;&lt;uses&gt;&gt;</text:span></text:p>
          </draw:text-box>
        </draw:frame>
        <draw:frame draw:style-name="gr13" draw:text-style-name="P14" draw:layer="layout" svg:width="2.75cm" svg:height="0.75cm" svg:x="4.5cm" svg:y="14.75cm">
          <draw:text-box>
            <text:p><text:span text:style-name="T3">&lt;&lt;uses&gt;&gt;</text:span></text:p>
          </draw:text-box>
        </draw:frame>
        <draw:connector draw:style-name="gr14" draw:text-style-name="P13" draw:layer="layout" svg:x1="4.183cm" svg:y1="13.396cm" svg:x2="8.531cm" svg:y2="15.84cm" draw:start-shape="id2" draw:start-glue-point="8" draw:end-shape="id3" draw:end-glue-point="14" svg:d="M4183 13396v1221h4348v1223" svg:viewBox="0 0 4349 2445">
          <text:p/>
        </draw:connector>
        <draw:g draw:style-name="gr3">
          <draw:custom-shape draw:style-name="gr15" draw:text-style-name="P2" draw:layer="layout" svg:width="6.409cm" svg:height="0.677cm" svg:x="12.841cm" svg:y="9.65cm">
            <text:p text:style-name="P1">Python layer</text:p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379cm" svg:height="5.85cm" svg:x="12.5cm" svg:y="9.65cm">
            <text:p/>
            <draw:enhanced-geometry svg:viewBox="0 0 21600 21600" draw:type="rectangle" draw:enhanced-path="M 0 0 L 21600 0 21600 21600 0 21600 0 0 Z N"/>
          </draw:custom-shape>
        </draw:g>
        <draw:g draw:style-name="gr3" xml:id="id4" draw:id="id4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17" draw:text-style-name="P10" draw:layer="layout" svg:width="4.25cm" svg:height="1.153cm" svg:x="13.8cm" svg:y="11.46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9"><text:span text:style-name="T1">«thread»</text:span></text:p>
            <text:p text:style-name="P9"><text:span text:style-name="T1">Thread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2" draw:layer="layout" svg:width="4.25cm" svg:height="1.387cm" svg:x="13.8cm" svg:y="12.613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11"><text:span text:style-name="T2">Threading.Thread</text:span></text:p>
            <text:p text:style-name="P11"><text:span text:style-name="T2">Threading.Timer</text:span></text:p>
            <text:p text:style-name="P11"><text:span text:style-name="T2">Threading.Even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9" draw:text-style-name="P13" draw:layer="layout" svg:x1="10.5cm" svg:y1="10.76cm" svg:x2="13.8cm" svg:y2="12.096cm" draw:start-shape="id2" draw:start-glue-point="1" draw:end-shape="id4" draw:end-glue-point="15" svg:d="M10500 10760h1650v1336h1650" svg:viewBox="0 0 3301 1337">
          <text:p/>
        </draw:connector>
        <draw:custom-shape draw:style-name="gr20" draw:text-style-name="P15" draw:layer="layout" svg:width="19cm" svg:height="22.25cm" svg:x="1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Navigation" svg:viewBox="0 0 786 1228" svg:d="M151 1228l-76-25-75-25 318-952 76-226 75 226 317 952-76 25-75 25-162-486v462h-80-79v-464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8T15:08:38.433065600</meta:creation-date>
    <meta:editing-duration>PT3H39M54S</meta:editing-duration>
    <meta:editing-cycles>35</meta:editing-cycles>
    <meta:generator>LibreOffice/24.2.7.2$Linux_X86_64 LibreOffice_project/420$Build-2</meta:generator>
    <dc:date>2026-03-30T16:07:49.692916284</dc:date>
    <meta:document-statistic meta:object-count="26"/>
  </office:meta>
</office:document-meta>
</file>